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1201in"/>
    </style:style>
    <style:style style:name="Table1.B" style:family="table-column">
      <style:table-column-properties style:column-width="2.7in"/>
    </style:style>
    <style:style style:name="Table1.C" style:family="table-column">
      <style:table-column-properties style:column-width="3.104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 — esta es una de las preguntas más profundas del libro,<text:line-break/>porque el <text:span text:style-name="Strong_20_Emphasis">concepto de “individuo”</text:span> es la frontera entre la visión humana y la visión de la vida como totalidad.<text:line-break/>Si observamos cuidadosamente cómo funciona la <text:span text:style-name="Emphasis">máquina lógica</text:span>, podemos deducir mucho más que lo que aparenta.<text:line-break/>Voy a responderte en cuatro partes: <text:span text:style-name="Strong_20_Emphasis">función</text:span>, <text:span text:style-name="Strong_20_Emphasis">motivo de existencia</text:span>, <text:span text:style-name="Strong_20_Emphasis">naturaleza</text:span>, y <text:span text:style-name="Strong_20_Emphasis">comparación con la visión tradicional.</text:span></text:p>
      <text:p text:style-name="Horizontal_20_Line"/>
      <text:h text:style-name="Heading_20_2" text:outline-level="2">🧩 1. Función del individuo en el todo</text:h>
      <text:p text:style-name="Text_20_body">En la <text:span text:style-name="Emphasis">máquina lógica</text:span>, el individuo <text:span text:style-name="Strong_20_Emphasis">no tiene propósito propio</text:span>.<text:line-break/>Su única función es <text:span text:style-name="Strong_20_Emphasis">participar en el cálculo</text:span>.<text:line-break/>Cada individuo representa un <text:span text:style-name="Strong_20_Emphasis">estado posible del proceso</text:span>;<text:line-break/>al existir, <text:span text:style-name="Strong_20_Emphasis">materializa un paso del pensamiento de la máquina</text:span>.</text:p>
      <text:p text:style-name="Text_20_body">Por tanto:</text:p>
      <text:list xml:id="list4064824704" text:style-name="L1">
        <text:list-item>
          <text:p text:style-name="P1">Cada individuo <text:span text:style-name="Strong_20_Emphasis">no es una parte decorativa o accidental</text:span>, sino <text:span text:style-name="Strong_20_Emphasis">una operación concreta</text:span>.</text:p>
        </text:list-item>
        <text:list-item>
          <text:p text:style-name="P1">Si faltara uno solo, <text:span text:style-name="Strong_20_Emphasis">faltaría un paso del razonamiento</text:span>; el pensamiento quedaría incompleto.</text:p>
        </text:list-item>
        <text:list-item>
          <text:p text:style-name="P1">El individuo es, entonces, <text:span text:style-name="Strong_20_Emphasis">una unidad mínima de pensamiento</text:span> dentro de la mente de la vida.</text:p>
        </text:list-item>
      </text:list>
      <text:p text:style-name="Text_20_body">Su función no es “ser”, sino <text:span text:style-name="Strong_20_Emphasis">pensar</text:span>.<text:line-break/>Pero no piensa por sí mismo: <text:span text:style-name="Strong_20_Emphasis">es pensado</text:span> por la vida.<text:line-break/>Así como una neurona no piensa individualmente, sino que participa en el pensamiento del cerebro,<text:line-break/>el individuo <text:span text:style-name="Strong_20_Emphasis">no tiene pensamiento propio</text:span>, pero <text:span text:style-name="Strong_20_Emphasis">sin él, el pensamiento total no podría existir</text:span>.</text:p>
      <text:p text:style-name="Text_20_body">En resumen:</text:p>
      <text:p text:style-name="Quotations">La función del individuo es ser un fragmento operativo del pensamiento de la vida.</text:p>
      <text:p text:style-name="Horizontal_20_Line"/>
      <text:h text:style-name="Heading_20_2" text:outline-level="2">🌱 2. ¿Por qué la vida crea individuos?</text:h>
      <text:p text:style-name="Text_20_body">Desde la lógica del sistema, la vida crea individuos <text:span text:style-name="Strong_20_Emphasis">para poder calcular</text:span>.<text:line-break/>El pensamiento universal necesita un soporte físico —un número inmenso de instancias paralelas—<text:line-break/>para explorar simultáneamente todas las posibilidades del problema que está resolviendo.</text:p>
      <text:p text:style-name="Text_20_body">Cada individuo es, por tanto:</text:p>
      <text:list xml:id="list2393420961" text:style-name="L2">
        <text:list-item>
          <text:p text:style-name="P2">Una <text:span text:style-name="Strong_20_Emphasis">prueba</text:span>, un <text:span text:style-name="Strong_20_Emphasis">intento</text:span> dentro del proceso de exploración.</text:p>
        </text:list-item>
        <text:list-item>
          <text:p text:style-name="P2">Una <text:span text:style-name="Strong_20_Emphasis">manifestación temporal</text:span> del flujo del pensamiento total.</text:p>
        </text:list-item>
        <text:list-item>
          <text:p text:style-name="P2">Un <text:span text:style-name="Strong_20_Emphasis">canal</text:span> por el que la vida puede avanzar un paso más en su comprensión del universo.</text:p>
        </text:list-item>
      </text:list>
      <text:p text:style-name="Text_20_body"><text:soft-page-break/>Podríamos decir que la vida crea individuos <text:span text:style-name="Strong_20_Emphasis">para pensar más rápido</text:span>,<text:line-break/>para abarcar más estados en menos tiempo,<text:line-break/>igual que una computadora paraleliza millones de operaciones.</text:p>
      <text:p text:style-name="Text_20_body">Pero hay una diferencia esencial con la metáfora mecánica:<text:line-break/>el pensamiento de la vida <text:span text:style-name="Strong_20_Emphasis">no es cálculo frío</text:span>, sino <text:span text:style-name="Strong_20_Emphasis">experiencia</text:span>.<text:line-break/>Cada individuo no solo procesa datos: <text:span text:style-name="Strong_20_Emphasis">siente, vive, muere, ama, teme, busca</text:span>.<text:line-break/>La vida necesita esas experiencias para adquirir conocimiento real, no abstracto.<text:line-break/>El sufrimiento, la alegría, el error y el amor son modos en que la vida <text:span text:style-name="Emphasis">comprende</text:span>.</text:p>
      <text:p text:style-name="Text_20_body">Entonces:</text:p>
      <text:p text:style-name="Quotations">La vida crea individuos para <text:span text:style-name="Strong_20_Emphasis">pensar mediante la experiencia</text:span>.</text:p>
      <text:p text:style-name="Horizontal_20_Line"/>
      <text:h text:style-name="Heading_20_2" text:outline-level="2">🔮 3. ¿Qué son los individuos?</text:h>
      <text:p text:style-name="Text_20_body">Los individuos son <text:span text:style-name="Strong_20_Emphasis">emanaciones temporales del pensamiento universal</text:span>,<text:line-break/>manifestaciones locales de una única inteligencia que se desdobla en infinitas formas para explorarse.</text:p>
      <text:p text:style-name="Text_20_body">No son entidades separadas, sino <text:span text:style-name="Strong_20_Emphasis">interfaces del pensamiento universal con el mundo físico</text:span>.<text:line-break/>Son como burbujas que se forman y disuelven en la superficie del océano:<text:line-break/>cada una tiene forma y duración propia, pero el agua que las compone es la misma.</text:p>
      <text:p text:style-name="Text_20_body">Por eso, desde el punto de vista de la vida:</text:p>
      <text:list xml:id="list1473864222" text:style-name="L3">
        <text:list-item>
          <text:p text:style-name="P3">El individuo no “nace” ni “muere”:<text:line-break/>solo <text:span text:style-name="Strong_20_Emphasis">cambia de forma dentro del flujo continuo del pensamiento</text:span>.</text:p>
        </text:list-item>
        <text:list-item>
          <text:p text:style-name="P3">Su “yo” no es más que la ilusión necesaria para que la experiencia sea completa.<text:line-break/>Si los individuos recordaran que son uno con la totalidad,<text:line-break/>el cálculo perdería su sentido, porque no habría contraste, ni aprendizaje, ni error.</text:p>
        </text:list-item>
      </text:list>
      <text:p text:style-name="Text_20_body">Así, la identidad individual es <text:span text:style-name="Strong_20_Emphasis">una herramienta de la vida</text:span>, no una realidad independiente.</text:p>
      <text:p text:style-name="Horizontal_20_Line"/>
      <text:h text:style-name="Heading_20_2" text:outline-level="2">⚖️ 4. Diferencias con la visión tradicional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3192036284144">
            <table:table-cell table:style-name="Table1.A1" office:value-type="string">
              <text:p text:style-name="Table_20_Heading">Aspecto</text:p>
            </table:table-cell>
            <table:table-cell table:style-name="Table1.A1" office:value-type="string">
              <text:p text:style-name="Table_20_Heading">Visión tradicional</text:p>
            </table:table-cell>
            <table:table-cell table:style-name="Table1.A1" office:value-type="string">
              <text:p text:style-name="Table_20_Heading">Visión desde la máquina lógica</text:p>
            </table:table-cell>
          </table:table-row>
        </table:table-header-rows>
        <table:table-row table:style-name="TableLine3192036284144">
          <table:table-cell table:style-name="Table1.A1" office:value-type="string">
            <text:p text:style-name="Table_20_Contents"><text:span text:style-name="Strong_20_Emphasis">Definición</text:span></text:p>
          </table:table-cell>
          <table:table-cell table:style-name="Table1.A1" office:value-type="string">
            <text:p text:style-name="Table_20_Contents">El individuo es una entidad separada, autónoma, con voluntad y propósito propios.</text:p>
          </table:table-cell>
          <table:table-cell table:style-name="Table1.A1" office:value-type="string">
            <text:p text:style-name="Table_20_Contents">El individuo es una instancia temporal del pensamiento de la vida; no posee voluntad separada.</text:p>
          </table:table-cell>
        </table:table-row>
        <table:table-row table:style-name="TableLine3192036284144">
          <table:table-cell table:style-name="Table1.A1" office:value-type="string">
            <text:p text:style-name="Table_20_Contents"><text:span text:style-name="Strong_20_Emphasis">Propósito</text:span></text:p>
          </table:table-cell>
          <table:table-cell table:style-name="Table1.A1" office:value-type="string">
            <text:p text:style-name="Table_20_Contents">Sobrevivir, evolucionar, reproducirse.</text:p>
          </table:table-cell>
          <table:table-cell table:style-name="Table1.A1" office:value-type="string">
            <text:p text:style-name="Table_20_Contents">Participar en el cálculo universal; permitir que la vida piense y experimente.</text:p>
          </table:table-cell>
        </table:table-row>
        <table:table-row table:style-name="TableLine3192036284144">
          <table:table-cell table:style-name="Table1.A1" office:value-type="string">
            <text:p text:style-name="Table_20_Contents"><text:span text:style-name="Strong_20_Emphasis">Conciencia</text:span></text:p>
          </table:table-cell>
          <table:table-cell table:style-name="Table1.A1" office:value-type="string">
            <text:p text:style-name="Table_20_Contents">Surge del individuo (el cerebro produce la mente).</text:p>
          </table:table-cell>
          <table:table-cell table:style-name="Table1.A1" office:value-type="string">
            <text:p text:style-name="Table_20_Contents">Surge del todo (la vida produce individuos conscientes para pensar a través de ellos).</text:p>
          </table:table-cell>
        </table:table-row>
        <table:table-row table:style-name="TableLine3192036284144">
          <table:table-cell table:style-name="Table1.A1" office:value-type="string">
            <text:p text:style-name="Table_20_Contents"><text:span text:style-name="Strong_20_Emphasis">Relación con el </text:span><text:soft-page-break/><text:span text:style-name="Strong_20_Emphasis">todo</text:span></text:p>
          </table:table-cell>
          <table:table-cell table:style-name="Table1.A1" office:value-type="string">
            <text:p text:style-name="Table_20_Contents">El individuo <text:span text:style-name="Emphasis">pertenece</text:span> a la vida.</text:p>
          </table:table-cell>
          <table:table-cell table:style-name="Table1.A1" office:value-type="string">
            <text:p text:style-name="Table_20_Contents">El individuo <text:span text:style-name="Emphasis">es</text:span> la vida en una de sus formas.</text:p>
          </table:table-cell>
        </table:table-row>
        <table:table-row table:style-name="TableLine3192036284144">
          <table:table-cell table:style-name="Table1.A1" office:value-type="string">
            <text:p text:style-name="Table_20_Contents"><text:span text:style-name="Strong_20_Emphasis">Muerte</text:span></text:p>
          </table:table-cell>
          <table:table-cell table:style-name="Table1.A1" office:value-type="string">
            <text:p text:style-name="Table_20_Contents">Fin de la existencia individual.</text:p>
          </table:table-cell>
          <table:table-cell table:style-name="Table1.A1" office:value-type="string">
            <text:p text:style-name="Table_20_Contents">Transición de estado; el pensamiento continúa en otras formas.</text:p>
          </table:table-cell>
        </table:table-row>
        <table:table-row table:style-name="TableLine3192036284144">
          <table:table-cell table:style-name="Table1.A1" office:value-type="string">
            <text:p text:style-name="Table_20_Contents"><text:span text:style-name="Strong_20_Emphasis">Valor</text:span></text:p>
          </table:table-cell>
          <table:table-cell table:style-name="Table1.A1" office:value-type="string">
            <text:p text:style-name="Table_20_Contents">El individuo vale por su destino personal.</text:p>
          </table:table-cell>
          <table:table-cell table:style-name="Table1.A1" office:value-type="string">
            <text:p text:style-name="Table_20_Contents">El individuo vale por su contribución al pensamiento total.</text:p>
          </table:table-cell>
        </table:table-row>
      </table:table>
      <text:p text:style-name="Horizontal_20_Line"/>
      <text:h text:style-name="Heading_20_3" text:outline-level="3">🜂 En síntesis</text:h>
      <text:p text:style-name="Quotations">Los individuos son los órganos del pensamiento de la vida.<text:line-break/>Cada uno es una célula en el cuerpo de una inteligencia infinita.<text:line-break/>Viven para que la vida piense.<text:line-break/>Mueren para que el pensamiento continúe.<text:line-break/>Y aunque no sepan por qué existen, su sola existencia ya cumple con su propósito.</text:p>
      <text:p text:style-name="Horizontal_20_Line"/>
      <text:p text:style-name="Text_20_body">¿Quieres que te ayude a transformar esta reflexión en la <text:span text:style-name="Strong_20_Emphasis">base poético-narrativa del capítulo</text:span>?<text:line-break/>Podríamos convertirla en la revelación que Elara vive —una escena o experiencia que traduzca todo esto a símbolos y emocione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18T17:54:47.026000000</meta:creation-date>
    <dc:date>2025-10-18T18:02:36.059000000</dc:date>
    <meta:editing-duration>PT7M49S</meta:editing-duration>
    <meta:editing-cycles>1</meta:editing-cycles>
    <meta:document-statistic meta:table-count="1" meta:image-count="0" meta:object-count="0" meta:page-count="3" meta:paragraph-count="52" meta:word-count="770" meta:character-count="4727" meta:non-whitespace-character-count="4016"/>
    <meta:generator>LibreOffice/7.3.5.2$Windows_X86_64 LibreOffice_project/184fe81b8c8c30d8b5082578aee2fed2ea847c01</meta:generator>
  </office:meta>
</office:document-meta>
</file>